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x" table:style-name="ta1">
        <table:shapes>
          <draw:frame draw:z-index="0" draw:style-name="gr1" draw:text-style-name="P1" svg:width="7.9398in" svg:height="3.1969in" svg:x="4.728in" svg:y="0.5886in">
            <draw:object draw:notify-on-update-of-ranges="x.A2:x.A41 x.A2:x.A41 x.B1:x.B1 x.B2:x.B41 x.A2:x.A41 x.D1:x.D1 x.D2:x.D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ad_p9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_p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0.134" calcext:value-type="float">
            <text:p>0.134</text:p>
          </table:table-cell>
          <table:table-cell office:value-type="float" office:value="24362" calcext:value-type="float">
            <text:p>2436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05" calcext:value-type="float">
            <text:p>16305</text:p>
          </table:table-cell>
          <table:table-cell office:value-type="float" office:value="0.137" calcext:value-type="float">
            <text:p>0.137</text:p>
          </table:table-cell>
          <table:table-cell office:value-type="float" office:value="37646" calcext:value-type="float">
            <text:p>37646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999" calcext:value-type="float">
            <text:p>23999</text:p>
          </table:table-cell>
          <table:table-cell office:value-type="float" office:value="0.14" calcext:value-type="float">
            <text:p>0.14</text:p>
          </table:table-cell>
          <table:table-cell office:value-type="float" office:value="38655" calcext:value-type="float">
            <text:p>3865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242" calcext:value-type="float">
            <text:p>31242</text:p>
          </table:table-cell>
          <table:table-cell office:value-type="float" office:value="0.145" calcext:value-type="float">
            <text:p>0.145</text:p>
          </table:table-cell>
          <table:table-cell office:value-type="float" office:value="39243" calcext:value-type="float">
            <text:p>39243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66" calcext:value-type="float">
            <text:p>36766</text:p>
          </table:table-cell>
          <table:table-cell office:value-type="float" office:value="0.159" calcext:value-type="float">
            <text:p>0.159</text:p>
          </table:table-cell>
          <table:table-cell office:value-type="float" office:value="32698" calcext:value-type="float">
            <text:p>3269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44" calcext:value-type="float">
            <text:p>41644</text:p>
          </table:table-cell>
          <table:table-cell office:value-type="float" office:value="0.174" calcext:value-type="float">
            <text:p>0.174</text:p>
          </table:table-cell>
          <table:table-cell office:value-type="float" office:value="28829" calcext:value-type="float">
            <text:p>28829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850" calcext:value-type="float">
            <text:p>45850</text:p>
          </table:table-cell>
          <table:table-cell office:value-type="float" office:value="0.187" calcext:value-type="float">
            <text:p>0.187</text:p>
          </table:table-cell>
          <table:table-cell office:value-type="float" office:value="29344" calcext:value-type="float">
            <text:p>29344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202" calcext:value-type="float">
            <text:p>49202</text:p>
          </table:table-cell>
          <table:table-cell office:value-type="float" office:value="0.2" calcext:value-type="float">
            <text:p>0.2</text:p>
          </table:table-cell>
          <table:table-cell office:value-type="float" office:value="30357" calcext:value-type="float">
            <text:p>30357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640" calcext:value-type="float">
            <text:p>52640</text:p>
          </table:table-cell>
          <table:table-cell office:value-type="float" office:value="0.212" calcext:value-type="float">
            <text:p>0.212</text:p>
          </table:table-cell>
          <table:table-cell office:value-type="float" office:value="31746" calcext:value-type="float">
            <text:p>31746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142" calcext:value-type="float">
            <text:p>55142</text:p>
          </table:table-cell>
          <table:table-cell office:value-type="float" office:value="0.225" calcext:value-type="float">
            <text:p>0.225</text:p>
          </table:table-cell>
          <table:table-cell office:value-type="float" office:value="29890" calcext:value-type="float">
            <text:p>29890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287" calcext:value-type="float">
            <text:p>58287</text:p>
          </table:table-cell>
          <table:table-cell office:value-type="float" office:value="0.235" calcext:value-type="float">
            <text:p>0.235</text:p>
          </table:table-cell>
          <table:table-cell office:value-type="float" office:value="29585" calcext:value-type="float">
            <text:p>29585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013" calcext:value-type="float">
            <text:p>61013</text:p>
          </table:table-cell>
          <table:table-cell office:value-type="float" office:value="0.246" calcext:value-type="float">
            <text:p>0.246</text:p>
          </table:table-cell>
          <table:table-cell office:value-type="float" office:value="31087" calcext:value-type="float">
            <text:p>3108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708" calcext:value-type="float">
            <text:p>63708</text:p>
          </table:table-cell>
          <table:table-cell office:value-type="float" office:value="0.255" calcext:value-type="float">
            <text:p>0.255</text:p>
          </table:table-cell>
          <table:table-cell office:value-type="float" office:value="31182" calcext:value-type="float">
            <text:p>31182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131" calcext:value-type="float">
            <text:p>66131</text:p>
          </table:table-cell>
          <table:table-cell office:value-type="float" office:value="0.264" calcext:value-type="float">
            <text:p>0.264</text:p>
          </table:table-cell>
          <table:table-cell office:value-type="float" office:value="33689" calcext:value-type="float">
            <text:p>3368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345" calcext:value-type="float">
            <text:p>67345</text:p>
          </table:table-cell>
          <table:table-cell office:value-type="float" office:value="0.276" calcext:value-type="float">
            <text:p>0.276</text:p>
          </table:table-cell>
          <table:table-cell office:value-type="float" office:value="29759" calcext:value-type="float">
            <text:p>297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934" calcext:value-type="float">
            <text:p>69934</text:p>
          </table:table-cell>
          <table:table-cell office:value-type="float" office:value="0.282" calcext:value-type="float">
            <text:p>0.282</text:p>
          </table:table-cell>
          <table:table-cell office:value-type="float" office:value="36801" calcext:value-type="float">
            <text:p>36801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510" calcext:value-type="float">
            <text:p>71510</text:p>
          </table:table-cell>
          <table:table-cell office:value-type="float" office:value="0.29" calcext:value-type="float">
            <text:p>0.29</text:p>
          </table:table-cell>
          <table:table-cell office:value-type="float" office:value="33230" calcext:value-type="float">
            <text:p>33230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514" calcext:value-type="float">
            <text:p>72514</text:p>
          </table:table-cell>
          <table:table-cell office:value-type="float" office:value="0.301" calcext:value-type="float">
            <text:p>0.301</text:p>
          </table:table-cell>
          <table:table-cell office:value-type="float" office:value="29793" calcext:value-type="float">
            <text:p>29793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605" calcext:value-type="float">
            <text:p>73605</text:p>
          </table:table-cell>
          <table:table-cell office:value-type="float" office:value="0.309" calcext:value-type="float">
            <text:p>0.309</text:p>
          </table:table-cell>
          <table:table-cell office:value-type="float" office:value="30357" calcext:value-type="float">
            <text:p>30357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335" calcext:value-type="float">
            <text:p>74335</text:p>
          </table:table-cell>
          <table:table-cell office:value-type="float" office:value="0.32" calcext:value-type="float">
            <text:p>0.32</text:p>
          </table:table-cell>
          <table:table-cell office:value-type="float" office:value="31822" calcext:value-type="float">
            <text:p>3182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915" calcext:value-type="float">
            <text:p>74915</text:p>
          </table:table-cell>
          <table:table-cell office:value-type="float" office:value="0.331" calcext:value-type="float">
            <text:p>0.331</text:p>
          </table:table-cell>
          <table:table-cell office:value-type="float" office:value="30517" calcext:value-type="float">
            <text:p>3051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533" calcext:value-type="float">
            <text:p>75533</text:p>
          </table:table-cell>
          <table:table-cell office:value-type="float" office:value="0.342" calcext:value-type="float">
            <text:p>0.342</text:p>
          </table:table-cell>
          <table:table-cell office:value-type="float" office:value="26851" calcext:value-type="float">
            <text:p>26851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529" calcext:value-type="float">
            <text:p>75529</text:p>
          </table:table-cell>
          <table:table-cell office:value-type="float" office:value="0.357" calcext:value-type="float">
            <text:p>0.357</text:p>
          </table:table-cell>
          <table:table-cell office:value-type="float" office:value="31820" calcext:value-type="float">
            <text:p>3182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841" calcext:value-type="float">
            <text:p>75841</text:p>
          </table:table-cell>
          <table:table-cell office:value-type="float" office:value="0.369" calcext:value-type="float">
            <text:p>0.369</text:p>
          </table:table-cell>
          <table:table-cell office:value-type="float" office:value="31232" calcext:value-type="float">
            <text:p>31232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335" calcext:value-type="float">
            <text:p>76335</text:p>
          </table:table-cell>
          <table:table-cell office:value-type="float" office:value="0.38" calcext:value-type="float">
            <text:p>0.38</text:p>
          </table:table-cell>
          <table:table-cell office:value-type="float" office:value="29116" calcext:value-type="float">
            <text:p>29116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619" calcext:value-type="float">
            <text:p>75619</text:p>
          </table:table-cell>
          <table:table-cell office:value-type="float" office:value="0.39" calcext:value-type="float">
            <text:p>0.39</text:p>
          </table:table-cell>
          <table:table-cell office:value-type="float" office:value="25718" calcext:value-type="float">
            <text:p>25718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025" calcext:value-type="float">
            <text:p>76025</text:p>
          </table:table-cell>
          <table:table-cell office:value-type="float" office:value="0.408" calcext:value-type="float">
            <text:p>0.408</text:p>
          </table:table-cell>
          <table:table-cell office:value-type="float" office:value="29503" calcext:value-type="float">
            <text:p>29503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313" calcext:value-type="float">
            <text:p>76313</text:p>
          </table:table-cell>
          <table:table-cell office:value-type="float" office:value="0.42" calcext:value-type="float">
            <text:p>0.42</text:p>
          </table:table-cell>
          <table:table-cell office:value-type="float" office:value="28650" calcext:value-type="float">
            <text:p>28650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3552" calcext:value-type="float">
            <text:p>73552</text:p>
          </table:table-cell>
          <table:table-cell office:value-type="float" office:value="0.441" calcext:value-type="float">
            <text:p>0.441</text:p>
          </table:table-cell>
          <table:table-cell office:value-type="float" office:value="29137" calcext:value-type="float">
            <text:p>29137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157" calcext:value-type="float">
            <text:p>76157</text:p>
          </table:table-cell>
          <table:table-cell office:value-type="float" office:value="0.446" calcext:value-type="float">
            <text:p>0.446</text:p>
          </table:table-cell>
          <table:table-cell office:value-type="float" office:value="27903" calcext:value-type="float">
            <text:p>27903</text:p>
          </table:table-cell>
          <table:table-cell office:value-type="float" office:value="2.624" calcext:value-type="float">
            <text:p>2.6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410" calcext:value-type="float">
            <text:p>76410</text:p>
          </table:table-cell>
          <table:table-cell office:value-type="float" office:value="0.46" calcext:value-type="float">
            <text:p>0.46</text:p>
          </table:table-cell>
          <table:table-cell office:value-type="float" office:value="34322" calcext:value-type="float">
            <text:p>34322</text:p>
          </table:table-cell>
          <table:table-cell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926" calcext:value-type="float">
            <text:p>75926</text:p>
          </table:table-cell>
          <table:table-cell office:value-type="float" office:value="0.476" calcext:value-type="float">
            <text:p>0.476</text:p>
          </table:table-cell>
          <table:table-cell office:value-type="float" office:value="30548" calcext:value-type="float">
            <text:p>30548</text:p>
          </table:table-cell>
          <table:table-cell office:value-type="float" office:value="2.819" calcext:value-type="float">
            <text:p>2.8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187" calcext:value-type="float">
            <text:p>76187</text:p>
          </table:table-cell>
          <table:table-cell office:value-type="float" office:value="0.487" calcext:value-type="float">
            <text:p>0.487</text:p>
          </table:table-cell>
          <table:table-cell office:value-type="float" office:value="33593" calcext:value-type="float">
            <text:p>33593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955" calcext:value-type="float">
            <text:p>75955</text:p>
          </table:table-cell>
          <table:table-cell office:value-type="float" office:value="0.506" calcext:value-type="float">
            <text:p>0.506</text:p>
          </table:table-cell>
          <table:table-cell office:value-type="float" office:value="31277" calcext:value-type="float">
            <text:p>3127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941" calcext:value-type="float">
            <text:p>75941</text:p>
          </table:table-cell>
          <table:table-cell office:value-type="float" office:value="0.522" calcext:value-type="float">
            <text:p>0.522</text:p>
          </table:table-cell>
          <table:table-cell office:value-type="float" office:value="29525" calcext:value-type="float">
            <text:p>29525</text:p>
          </table:table-cell>
          <table:table-cell office:value-type="float" office:value="3.029" calcext:value-type="float">
            <text:p>3.0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960" calcext:value-type="float">
            <text:p>75960</text:p>
          </table:table-cell>
          <table:table-cell office:value-type="float" office:value="0.541" calcext:value-type="float">
            <text:p>0.541</text:p>
          </table:table-cell>
          <table:table-cell office:value-type="float" office:value="32317" calcext:value-type="float">
            <text:p>32317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568" calcext:value-type="float">
            <text:p>75568</text:p>
          </table:table-cell>
          <table:table-cell office:value-type="float" office:value="0.563" calcext:value-type="float">
            <text:p>0.563</text:p>
          </table:table-cell>
          <table:table-cell office:value-type="float" office:value="29086" calcext:value-type="float">
            <text:p>29086</text:p>
          </table:table-cell>
          <table:table-cell office:value-type="float" office:value="3.278" calcext:value-type="float">
            <text:p>3.2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007" calcext:value-type="float">
            <text:p>74007</text:p>
          </table:table-cell>
          <table:table-cell office:value-type="float" office:value="0.586" calcext:value-type="float">
            <text:p>0.586</text:p>
          </table:table-cell>
          <table:table-cell office:value-type="float" office:value="31714" calcext:value-type="float">
            <text:p>31714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640" calcext:value-type="float">
            <text:p>75640</text:p>
          </table:table-cell>
          <table:table-cell office:value-type="float" office:value="0.605" calcext:value-type="float">
            <text:p>0.605</text:p>
          </table:table-cell>
          <table:table-cell office:value-type="float" office:value="29417" calcext:value-type="float">
            <text:p>29417</text:p>
          </table:table-cell>
          <table:table-cell office:value-type="float" office:value="3.373" calcext:value-type="float">
            <text:p>3.3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212" calcext:value-type="float">
            <text:p>75212</text:p>
          </table:table-cell>
          <table:table-cell office:value-type="float" office:value="0.628" calcext:value-type="float">
            <text:p>0.628</text:p>
          </table:table-cell>
          <table:table-cell office:value-type="float" office:value="31008" calcext:value-type="float">
            <text:p>31008</text:p>
          </table:table-cell>
          <table:table-cell office:value-type="float" office:value="3.445" calcext:value-type="float">
            <text:p>3.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 IOPS</number:text>
    </number:number-style>
    <number:number-style style:name="N122">
      <number:number number:decimal-places="0" number:min-integer-digits="0" number:grouping="true"/>
      <number:text> ms</number:text>
    </number:number-style>
    <number:number-style style:name="N123">
      <number:number number:decimal-places="1" number:min-integer-digits="0" number:decimal-replacement=""/>
      <number:text> ms</number:text>
    </number:number-style>
    <number:number-style style:name="N124">
      <number:number number:decimal-places="1" number:min-integer-digits="1" number:decimal-replacement=""/>
      <number:text> ms</number:text>
    </number:number-style>
    <number:number-style style:name="N125">
      <number:number number:decimal-places="1" number:min-integer-digits="1"/>
      <number:text> ms</number:text>
    </number:number-style>
    <number:number-style style:name="N126">
      <number:number number:decimal-places="0" number:min-integer-digits="2" number:grouping="true"/>
    </number:number-style>
    <number:number-style style:name="N127">
      <number:number number:decimal-places="0" number:min-integer-digits="2" number:grouping="true"/>
      <number:text> IOPS</number:text>
    </number:number-style>
    <number:number-style style:name="N128">
      <number:number number:decimal-places="0" number:min-integer-digits="0" number:grouping="true"/>
      <number:text> IOP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0:00:49.187008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9-08T10:06:15.926526787</dc:date>
    <meta:editing-duration>PT1H58M13S</meta:editing-duration>
    <meta:editing-cycles>15</meta:editing-cycles>
    <meta:document-statistic meta:table-count="1" meta:cell-count="2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0" chart:interval-major="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3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8cm" svg:height="8.121cm" xlink:href=".." xlink:type="simple" chart:class="chart:scatter" chart:column-mapping="0 1" chart:style-name="ch1">
        <chart:legend chart:legend-position="end" svg:x="18.07cm" svg:y="3.512cm" style:legend-expansion="high" chart:style-name="ch2"/>
        <chart:plot-area chart:style-name="ch3" table:cell-range-address="x.A2:x.B41 x.A1:x.B1 x.D1:x.D41" chart:data-source-has-labels="both" svg:x="0.403cm" svg:y="0.162cm" svg:width="17.264cm" svg:height="7.797cm">
          <chartooo:coordinate-region svg:x="1.752cm" svg:y="0.361cm" svg:width="15.601cm" svg:height="6.951cm"/>
          <chart:axis chart:dimension="x" chart:name="primary-x" chart:style-name="ch4" chartooo:axis-type="auto">
            <chart:categories table:cell-range-address="x.A2:x.A4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8"/>
          <chart:series chart:attached-axis="primary-y" chart:style-name="ch9" chart:values-cell-range-address="x.B2:x.B41" chart:label-cell-address="x.B1:x.B1" chart:class="chart:scatter">
            <chart:domain table:cell-range-address="x.A2:x.A41"/>
            <chart:data-point chart:repeated="40"/>
          </chart:series>
          <chart:series chart:attached-axis="primary-y" chart:style-name="ch10" chart:values-cell-range-address="x.D2:x.D41" chart:label-cell-address="x.D1:x.D1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</text:p>
                <draw:g>
                  <svg:desc>x.B1:x.B1</svg:desc>
                </draw:g>
              </table:table-cell>
              <table:table-cell office:value-type="string">
                <text:p>write</text:p>
                <draw:g>
                  <svg:desc>x.D1:x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x.A2:x.A41</svg:desc>
                </draw:g>
              </table:table-cell>
              <table:table-cell office:value-type="float" office:value="1">
                <text:p>1</text:p>
                <draw:g>
                  <svg:desc>x.A2:x.A41</svg:desc>
                </draw:g>
              </table:table-cell>
              <table:table-cell office:value-type="float" office:value="8204">
                <text:p>8204</text:p>
                <draw:g>
                  <svg:desc>x.B2:x.B41</svg:desc>
                </draw:g>
              </table:table-cell>
              <table:table-cell office:value-type="float" office:value="24362">
                <text:p>24362</text:p>
                <draw:g>
                  <svg:desc>x.D2:x.D4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6305">
                <text:p>16305</text:p>
              </table:table-cell>
              <table:table-cell office:value-type="float" office:value="37646">
                <text:p>376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3999">
                <text:p>23999</text:p>
              </table:table-cell>
              <table:table-cell office:value-type="float" office:value="38655">
                <text:p>386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1242">
                <text:p>31242</text:p>
              </table:table-cell>
              <table:table-cell office:value-type="float" office:value="39243">
                <text:p>392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766">
                <text:p>36766</text:p>
              </table:table-cell>
              <table:table-cell office:value-type="float" office:value="32698">
                <text:p>326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1644">
                <text:p>41644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5850">
                <text:p>45850</text:p>
              </table:table-cell>
              <table:table-cell office:value-type="float" office:value="29344">
                <text:p>293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9202">
                <text:p>49202</text:p>
              </table:table-cell>
              <table:table-cell office:value-type="float" office:value="30357">
                <text:p>303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2640">
                <text:p>52640</text:p>
              </table:table-cell>
              <table:table-cell office:value-type="float" office:value="31746">
                <text:p>317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5142">
                <text:p>55142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8287">
                <text:p>58287</text:p>
              </table:table-cell>
              <table:table-cell office:value-type="float" office:value="29585">
                <text:p>295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1013">
                <text:p>61013</text:p>
              </table:table-cell>
              <table:table-cell office:value-type="float" office:value="31087">
                <text:p>310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3708">
                <text:p>63708</text:p>
              </table:table-cell>
              <table:table-cell office:value-type="float" office:value="31182">
                <text:p>311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66131">
                <text:p>66131</text:p>
              </table:table-cell>
              <table:table-cell office:value-type="float" office:value="33689">
                <text:p>336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7345">
                <text:p>67345</text:p>
              </table:table-cell>
              <table:table-cell office:value-type="float" office:value="29759">
                <text:p>297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69934">
                <text:p>69934</text:p>
              </table:table-cell>
              <table:table-cell office:value-type="float" office:value="36801">
                <text:p>368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71510">
                <text:p>71510</text:p>
              </table:table-cell>
              <table:table-cell office:value-type="float" office:value="33230">
                <text:p>332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2514">
                <text:p>72514</text:p>
              </table:table-cell>
              <table:table-cell office:value-type="float" office:value="29793">
                <text:p>297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3605">
                <text:p>73605</text:p>
              </table:table-cell>
              <table:table-cell office:value-type="float" office:value="30357">
                <text:p>303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4335">
                <text:p>74335</text:p>
              </table:table-cell>
              <table:table-cell office:value-type="float" office:value="31822">
                <text:p>3182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4915">
                <text:p>74915</text:p>
              </table:table-cell>
              <table:table-cell office:value-type="float" office:value="30517">
                <text:p>3051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75533">
                <text:p>75533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75529">
                <text:p>75529</text:p>
              </table:table-cell>
              <table:table-cell office:value-type="float" office:value="31820">
                <text:p>3182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5841">
                <text:p>75841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6335">
                <text:p>76335</text:p>
              </table:table-cell>
              <table:table-cell office:value-type="float" office:value="29116">
                <text:p>2911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75619">
                <text:p>75619</text:p>
              </table:table-cell>
              <table:table-cell office:value-type="float" office:value="25718">
                <text:p>257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76025">
                <text:p>76025</text:p>
              </table:table-cell>
              <table:table-cell office:value-type="float" office:value="29503">
                <text:p>2950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6313">
                <text:p>76313</text:p>
              </table:table-cell>
              <table:table-cell office:value-type="float" office:value="28650">
                <text:p>2865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3552">
                <text:p>73552</text:p>
              </table:table-cell>
              <table:table-cell office:value-type="float" office:value="29137">
                <text:p>291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157">
                <text:p>76157</text:p>
              </table:table-cell>
              <table:table-cell office:value-type="float" office:value="27903">
                <text:p>2790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6410">
                <text:p>76410</text:p>
              </table:table-cell>
              <table:table-cell office:value-type="float" office:value="34322">
                <text:p>343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75926">
                <text:p>75926</text:p>
              </table:table-cell>
              <table:table-cell office:value-type="float" office:value="30548">
                <text:p>3054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76187">
                <text:p>76187</text:p>
              </table:table-cell>
              <table:table-cell office:value-type="float" office:value="33593">
                <text:p>3359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75955">
                <text:p>75955</text:p>
              </table:table-cell>
              <table:table-cell office:value-type="float" office:value="31277">
                <text:p>3127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75941">
                <text:p>75941</text:p>
              </table:table-cell>
              <table:table-cell office:value-type="float" office:value="29525">
                <text:p>2952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75960">
                <text:p>75960</text:p>
              </table:table-cell>
              <table:table-cell office:value-type="float" office:value="32317">
                <text:p>3231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75568">
                <text:p>75568</text:p>
              </table:table-cell>
              <table:table-cell office:value-type="float" office:value="29086">
                <text:p>2908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4007">
                <text:p>74007</text:p>
              </table:table-cell>
              <table:table-cell office:value-type="float" office:value="31714">
                <text:p>317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5640">
                <text:p>75640</text:p>
              </table:table-cell>
              <table:table-cell office:value-type="float" office:value="29417">
                <text:p>294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5212">
                <text:p>75212</text:p>
              </table:table-cell>
              <table:table-cell office:value-type="float" office:value="31008">
                <text:p>31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